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1-9)</text:p>
          </table:table-cell>
          <table:table-cell office:value-type="string">
            <text:p>16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ll.-Chicago (7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8</text:p>
          </table:table-cell>
          <table:table-cell office:value-type="string">
            <text:p>.211</text:p>
          </table:table-cell>
        </table:table-row>
        <table:table-row>
          <table:table-cell office:value-type="string">
            <text:p>Ill.-Chicago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52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43</text:p>
          </table:table-cell>
          <table:table-cell office:value-type="string">
            <text:p>.140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27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1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9</text:p>
          </table:table-cell>
          <table:table-cell office:value-type="string">
            <text:p>16</text:p>
          </table:table-cell>
          <table:table-cell office:value-type="string">
            <text:p>102</text:p>
          </table:table-cell>
          <table:table-cell office:value-type="string">
            <text:p>.127</text:p>
          </table:table-cell>
          <table:table-cell office:value-type="string">
            <text:p>29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40.0</text:p>
          </table:table-cell>
        </table:table-row>
      </table:table>
      <table:table table:name="Sheet 3">
        <table:table-row>
          <table:table-cell office:value-type="string">
            <text:p>Ill.-Chicago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AVILES, Andre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DROSOPOULOU, Alex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ROE, Brecke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UNT, Kyisha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29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SALVATO, Carl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SKOPAL, Kaliegh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HICKS, Alexandria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WITT, Ali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.45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DANELIAK, Sarah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4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JOHNSON, Nicol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ONTE, Manuela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35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9</text:p>
          </table:table-cell>
          <table:table-cell office:value-type="string">
            <text:p>17</text:p>
          </table:table-cell>
          <table:table-cell office:value-type="string">
            <text:p>107</text:p>
          </table:table-cell>
          <table:table-cell office:value-type="string">
            <text:p>.299</text:p>
          </table:table-cell>
          <table:table-cell office:value-type="string">
            <text:p>46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5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